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4.29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13.222cm"/>
    </style:style>
    <style:style style:name="co7" style:family="table-column">
      <style:table-column-properties fo:break-before="page" style:column-width="2.25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6.551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3.627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2.3cm"/>
    </style:style>
    <style:style style:name="co17" style:family="table-column">
      <style:table-column-properties fo:break-before="auto" style:column-width="6.059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52cm" fo:break-before="page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Bitstream Vera Sans Mono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font-name="Bitstream Vera Sans Mono"/>
    </style:style>
    <style:style style:name="ce5" style:family="table-cell" style:parent-style-name="Default">
      <style:table-cell-properties fo:background-color="transparent"/>
      <style:text-properties style:font-name="Bitstream Vera Sans Mono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Bitstream Vera Sans Mono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font-name="Bitstream Vera Sans Mono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Bitstream Vera Sans Mono" style:font-name-asian="Andale Sans UI" style:font-name-complex="Tahoma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Bitstream Vera Sans Mono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use-window-font-color="true" style:font-name="Bitstream Vera Sans Mono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font-name="Bitstream Vera Sans Mono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font-name="Bitstream Vera Sans Mono" style:font-name-asian="Andale Sans UI" style:font-name-complex="Tahoma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Bitstream Vera Sans Mono"/>
    </style:style>
    <style:style style:name="ce1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Bitstream Vera Sans Mono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itstream Vera Sans Mono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Bitstream Vera Sans Mono" style:font-name-asian="Andale Sans UI" style:font-name-complex="Tahoma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itstream Vera Sans Mono" style:font-name-asian="Andale Sans UI" style:font-name-complex="Tahoma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ff00" style:font-name="Bitstream Vera Sans Mono"/>
    </style:style>
    <style:style style:name="ce2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Bitstream Vera Sans Mono"/>
    </style:style>
    <style:style style:name="ce2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font-name="Bitstream Vera Sans Mono"/>
    </style:style>
    <style:style style:name="ce2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00ff00" style:font-name="Bitstream Vera Sans Mono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00ff00" style:font-name="Bitstream Vera Sans Mono" style:font-name-asian="Andale Sans UI" style:font-name-complex="Tahoma"/>
    </style:style>
    <style:style style:name="ce2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Bitstream Vera Sans Mono" style:font-name-asian="Andale Sans UI" style:font-name-complex="Tahoma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Bitstream Vera Sans Mono" style:font-name-asian="Andale Sans UI" style:font-name-complex="Tahoma"/>
    </style:style>
    <style:style style:name="ce2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Bitstream Vera Sans Mono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 style:font-name-asian="Andale Sans UI" style:font-name-complex="Tahoma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 Mono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font-name="Bitstream Vera Sans Mono" style:font-name-asian="Andale Sans UI" style:font-name-complex="Tahoma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 style:font-name-asian="Andale Sans UI" style:font-name-complex="Tahoma"/>
    </style:style>
    <style:style style:name="ce3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font-name="Bitstream Vera Sans Mono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/>
    </style:style>
    <style:style style:name="ce3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00ff00" style:font-name="Bitstream Vera Sans Mono" style:font-name-asian="Andale Sans UI" style:font-name-complex="Tahoma"/>
    </style:style>
    <style:style style:name="ce3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 Mono" style:font-name-asian="Andale Sans UI" style:font-name-complex="Tahoma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font-name="Bitstream Vera Sans Mono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ff0000" style:font-name="Bitstream Vera Sans Mono" style:font-name-asian="Andale Sans UI" style:font-name-complex="Tahoma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font-name="Bitstream Vera Sans Mono" style:font-name-asian="Andale Sans UI" style:font-name-complex="Tahoma"/>
    </style:style>
    <style:style style:name="ce4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Bitstream Vera Sans Mono"/>
    </style:style>
    <style:style style:name="ce4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Bitstream Vera Sans Mono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Bitstream Vera Sans Mono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Bitstream Vera Sans Mono"/>
    </style:style>
    <style:style style:name="ce4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Bitstream Vera Sans Mono"/>
    </style:style>
    <style:style style:name="ce4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font-name="Bitstream Vera Sans Mono"/>
    </style:style>
    <style:style style:name="ce48" style:family="table-cell" style:parent-style-name="Default">
      <style:text-properties style:font-name="Bitstream Vera Sans Mono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itstream Vera Sans Mono"/>
    </style:style>
    <style:style style:name="ce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Bitstream Vera Sans Mono" style:font-name-asian="Andale Sans UI" style:font-name-complex="Tahoma"/>
    </style:style>
    <style:style style:name="ce5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ff3366" style:font-name="Bitstream Vera Sans Mono" style:font-name-asian="Andale Sans UI" style:font-name-complex="Tahoma"/>
    </style:style>
    <style:style style:name="ce5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ff3366" style:font-name="Bitstream Vera Sans Mono"/>
    </style:style>
    <style:style style:name="ce5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ff3366" style:font-name="Bitstream Vera Sans Mono"/>
    </style:style>
    <style:style style:name="ce54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font-name="Bitstream Vera Sans Mono" style:font-name-asian="Andale Sans UI" style:font-name-complex="Tahoma"/>
    </style:style>
    <style:style style:name="ce56" style:family="table-cell" style:parent-style-name="Default">
      <style:table-cell-properties fo:background-color="transparent" fo:border="0.06pt solid #000000"/>
      <style:text-properties style:font-name="Bitstream Vera Sans Mono"/>
    </style:style>
  </office:automatic-styles>
  <office:body>
    <office:spreadsheet>
      <table:table table:name="Basi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7" table:default-cell-style-name="ce5"/>
        <table:table-column table:style-name="co8" table:default-cell-style-name="ce48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8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0</text:p>
          </table:table-cell>
          <table:table-cell table:style-name="ce20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1</text:p>
          </table:table-cell>
          <table:table-cell office:value-type="string">
            <text:p>sid=0,ls=0</text:p>
          </table:table-cell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1</text:p>
          </table:table-cell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1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last_sync=1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Csc=1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Obj=None</text:p>
          </table:table-cell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table:style-name="ce23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 office:value-type="string">
            <text:p>id=1,lS=1</text:p>
          </table:table-cell>
          <table:table-cell table:style-name="ce36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object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locally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2,isC=0</text:p>
          </table:table-cell>
          <table:table-cell table:style-name="ce20" office:value-type="string">
            <text:p>last_sync=1</text:p>
          </table:table-cell>
          <table:table-cell table:style-name="ce28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2</text:p>
          </table:table-cell>
          <table:table-cell office:value-type="string">
            <text:p>sid=1,ls=1</text:p>
          </table:table-cell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5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Object committed due to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2,isC=1</text:p>
          </table:table-cell>
          <table:table-cell office:value-type="string">
            <text:p>Csc=2</text:p>
          </table:table-cell>
          <table:table-cell table:style-name="ce34" office:value-type="string">
            <text:p>last_sync=2</text:p>
          </table:table-cell>
          <table:table-cell/>
          <table:table-cell table:style-name="ce43" office:value-type="string">
            <text:p>provided ls &gt;= l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2</text:p>
          </table:table-cell>
          <table:table-cell table:style-name="ce32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2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10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10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28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1,ls=1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Local change made to ol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SC=2,isC=1</text:p>
          </table:table-cell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version of object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24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0"/>
          <table:table-cell table:style-name="ce35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0" office:value-type="string">
            <text:p>-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40" office:value-type="string">
            <text:p>sid=1,ls=1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3,isC=0</text:p>
          </table:table-cell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3</text:p>
          </table:table-cell>
          <table:table-cell/>
          <table:table-cell table:style-name="ce33" office:value-type="string">
            <text:p>sid=1,ls=2,lc=0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0"/>
          <table:table-cell table:style-name="ce35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6" office:value-type="string">
            <text:p>&lt;&lt;&lt;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table:style-name="ce20" office:value-type="string">
            <text:p>last_sync=1</text:p>
          </table:table-cell>
          <table:table-cell table:style-name="ce35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 office:value-type="string">
            <text:p>sid=1,ls=1</text:p>
          </table:table-cell>
          <table:table-cell table:style-name="ce41" office:value-type="string">
            <text:p>sid=1,ls=1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3,isC=1</text:p>
          </table:table-cell>
          <table:table-cell office:value-type="string">
            <text:p>(Csc=3)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to NOT ls &gt;= lS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10"/>
        </table:table-row>
        <table:table-row table:style-name="ro1">
          <table:table-cell table:style-name="ce3"/>
          <table:table-cell office:value-type="string">
            <text:p>Csc=3</text:p>
          </table:table-cell>
          <table:table-cell table:style-name="ce32" office:value-type="string">
            <text:p>last_sync=3</text:p>
          </table:table-cell>
          <table:table-cell/>
          <table:table-cell table:style-name="ce45" office:value-type="string">
            <text:p>Possible notice to user:</text:p>
          </table:table-cell>
          <table:table-cell office:value-type="string">
            <text:p>Sync returned new versions some local changes disgarded.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8" office:value-type="string">
            <text:p>id=1,lS=2</text:p>
          </table:table-cell>
          <table:table-cell table:style-name="ce36" office:value-type="string">
            <text:p>sid=1,ls=2,lc=0</text:p>
          </table:table-cell>
          <table:table-cell/>
          <table:table-cell table:style-name="ce44" office:value-type="string">
            <text:p>Csc would appear changed.</text:p>
          </table:table-cell>
          <table:table-cell office:value-type="string">
            <text:p>Sync before making changes to avoid this.</text:p>
          </table:table-cell>
          <table:table-cell table:number-columns-repeated="1009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Local change made to current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SC=3,isC=1</text:p>
          </table:table-cell>
          <table:table-cell office:value-type="string">
            <text:p>(Csc=3)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version of object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Ssc=None</text:p>
          </table:table-cell>
          <table:table-cell table:style-name="ce24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0"/>
          <table:table-cell table:style-name="ce35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0" office:value-type="string">
            <text:p>-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office:value-type="string">
            <text:p>(Csc=3)</text:p>
          </table:table-cell>
          <table:table-cell table:style-name="ce35" office:value-type="string">
            <text:p>last_sync=3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/>
          <table:table-cell table:style-name="ce36" office:value-type="string">
            <text:p>sid=1,ls=2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38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4,isC=0</text:p>
          </table:table-cell>
          <table:table-cell office:value-type="string">
            <text:p>(Csc=3)</text:p>
          </table:table-cell>
          <table:table-cell table:style-name="ce35" office:value-type="string">
            <text:p>last_sync=2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sc=4</text:p>
          </table:table-cell>
          <table:table-cell table:style-name="ce24"/>
          <table:table-cell table:style-name="ce33" office:value-type="string">
            <text:p>sid=1,ls=2,lc=0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id=1,lS=2</text:p>
          </table:table-cell>
          <table:table-cell table:style-name="ce20"/>
          <table:table-cell table:style-name="ce35"/>
          <table:table-cell/>
          <table:table-cell table:style-name="ce43"/>
          <table:table-cell table:number-columns-repeated="1010"/>
        </table:table-row>
        <table:table-row table:style-name="ro1">
          <table:table-cell table:style-name="ce11"/>
          <table:table-cell table:style-name="ce22" office:value-type="string">
            <text:p>&lt;&lt;&lt;</text:p>
          </table:table-cell>
          <table:table-cell table:style-name="ce39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0"/>
          <table:table-cell table:style-name="ce20" office:value-type="string">
            <text:p>last_sync=3</text:p>
          </table:table-cell>
          <table:table-cell table:style-name="ce35" office:value-type="string">
            <text:p>last_sync=3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12"/>
          <table:table-cell table:style-name="ce25" office:value-type="string">
            <text:p>sid=1,ls=2</text:p>
          </table:table-cell>
          <table:table-cell table:style-name="ce41" office:value-type="string">
            <text:p>sid=1,ls=2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committed due to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C=4,isC=1</text:p>
          </table:table-cell>
          <table:table-cell office:value-type="string">
            <text:p>(Csc=4)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provided ls &gt;= l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4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10"/>
        </table:table-row>
        <table:table-row table:style-name="ro1">
          <table:table-cell table:style-name="ce3"/>
          <table:table-cell office:value-type="string">
            <text:p>Csc=4</text:p>
          </table:table-cell>
          <table:table-cell table:style-name="ce34" office:value-type="string">
            <text:p>last_sync=4</text:p>
          </table:table-cell>
          <table:table-cell/>
          <table:table-cell table:style-name="ce45"/>
          <table:table-cell table:number-columns-repeated="1010"/>
        </table:table-row>
        <table:table-row table:style-name="ro1">
          <table:table-cell table:style-name="ce4"/>
          <table:table-cell table:style-name="ce18" office:value-type="string">
            <text:p>id=1,lS=4</text:p>
          </table:table-cell>
          <table:table-cell table:style-name="ce36" office:value-type="string">
            <text:p>sid=1,ls=4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4,isC=1</text:p>
          </table:table-cell>
          <table:table-cell office:value-type="string">
            <text:p>last_sync=2</text:p>
          </table:table-cell>
          <table:table-cell table:style-name="ce35" office:value-type="string">
            <text:p>last_sync=2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2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4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28" office:value-type="string">
            <text:p>last_sync=4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7" office:value-type="string">
            <text:p>sid=1,ls=4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4,isC=1</text:p>
          </table:table-cell>
          <table:table-cell office:value-type="string">
            <text:p>Csc=4</text:p>
          </table:table-cell>
          <table:table-cell table:style-name="ce34" office:value-type="string">
            <text:p>last_sync=4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4</text:p>
          </table:table-cell>
          <table:table-cell table:style-name="ce32" office:value-type="string">
            <text:p>sid=1,ls=4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4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28" office:value-type="string">
            <text:p>last_sync=4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7" office:value-type="string">
            <text:p>sid=1,ls=4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 table:number-rows-repeated="1048411">
          <table:table-cell table:number-columns-repeated="1015"/>
        </table:table-row>
        <table:table-row table:style-name="ro3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Concurrency 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10" table:default-cell-style-name="ce5"/>
        <table:table-column table:style-name="co8" table:number-columns-repeated="1003" table:default-cell-style-name="ce5"/>
        <table:table-column table:style-name="co8" table:default-cell-style-name="ce48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8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reates an objec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3" office:value-type="string">
            <text:p>SC=None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6"/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6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0</text:p>
          </table:table-cell>
          <table:table-cell table:style-name="ce49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1,isC=0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1</text:p>
          </table:table-cell>
          <table:table-cell office:value-type="string">
            <text:p>sid=0,ls=0</text:p>
          </table:table-cell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2,isC=0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/>
          <table:table-cell table:style-name="ce7" office:value-type="string">
            <text:p>Ssc=2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3"/>
          <table:table-cell/>
          <table:table-cell table:style-name="ce30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3"/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20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 office:value-type="string">
            <text:p>sid=0,ls=0</text:p>
          </table:table-cell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1</text:p>
          </table:table-cell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due to provided sid=0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0</text:p>
          </table:table-cell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/>
          <table:table-cell table:style-name="ce10" office:value-type="string">
            <text:p>id=1,lS=1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7" office:value-type="string">
            <text:p>id=2,lS=2</text:p>
          </table:table-cell>
          <table:table-cell table:style-name="ce14" office:value-type="string">
            <text:p>Csc=2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29" office:value-type="string">
            <text:p>sid=0,ls=0,lc=1</text:p>
          </table:table-cell>
          <table:table-cell/>
          <table:table-cell table:style-name="ce43"/>
          <table:table-cell/>
          <table:table-cell table:style-name="ce3"/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 office:value-type="string">
            <text:p>id=2,ls=2</text:p>
          </table:table-cell>
          <table:table-cell table:style-name="ce36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hanges the sam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object locally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1,ls=1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2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0</text:p>
          </table:table-cell>
          <table:table-cell table:style-name="ce17" office:value-type="string">
            <text:p>last_sync=1</text:p>
          </table:table-cell>
          <table:table-cell table:style-name="ce35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3</text:p>
          </table:table-cell>
          <table:table-cell office:value-type="string">
            <text:p>sid=1,ls=1</text:p>
          </table:table-cell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4,isC=0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5" office:value-type="string">
            <text:p>Trailing committed SC rows</text:p>
          </table:table-cell>
          <table:table-cell/>
          <table:table-cell table:style-name="ce7" office:value-type="string">
            <text:p>Ssc=4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/>
          <table:table-cell table:style-name="ce30"/>
          <table:table-cell/>
          <table:table-cell table:style-name="ce45" office:value-type="string">
            <text:p>are deleted.</text:p>
          </table:table-cell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5"/>
          <table:table-cell/>
          <table:table-cell table:style-name="ce10" office:value-type="string">
            <text:p>id=2,lS=2</text:p>
          </table:table-cell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20" office:value-type="string">
            <text:p>last_sync=2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1,lc=1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1,ls=1</text:p>
          </table:table-cell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Object will be committed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1</text:p>
          </table:table-cell>
          <table:table-cell office:value-type="string">
            <text:p>Csc=3</text:p>
          </table:table-cell>
          <table:table-cell table:style-name="ce34" office:value-type="string">
            <text:p>last_sync=3</text:p>
          </table:table-cell>
          <table:table-cell/>
          <table:table-cell table:style-name="ce43" office:value-type="string">
            <text:p>due to ls &gt;= lS.</text:p>
          </table:table-cell>
          <table:table-cell/>
          <table:table-cell table:style-name="ce10" office:value-type="string">
            <text:p>SC=3,isC=1</text:p>
          </table:table-cell>
          <table:table-cell table:style-name="ce14" office:value-type="string">
            <text:p>(Csc=4)</text:p>
          </table:table-cell>
          <table:table-cell table:style-name="ce35" office:value-type="string">
            <text:p>last_sync=3</text:p>
          </table:table-cell>
          <table:table-cell/>
          <table:table-cell table:style-name="ce43" office:value-type="string">
            <text:p>to NOT ls &gt;= lS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4,isC=0</text:p>
          </table:table-cell>
          <table:table-cell table:style-name="ce17" office:value-type="string">
            <text:p>id=1,lS=3</text:p>
          </table:table-cell>
          <table:table-cell table:style-name="ce32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2,ls=2</text:p>
          </table:table-cell>
          <table:table-cell table:style-name="ce34" office:value-type="string">
            <text:p>sid=2,ls=2,lc=0</text:p>
          </table:table-cell>
          <table:table-cell/>
          <table:table-cell table:style-name="ce43" office:value-type="string">
            <text:p>Whole objects are returned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35" office:value-type="string">
            <text:p>sid=2,ls=2,lc=0</text:p>
          </table:table-cell>
          <table:table-cell/>
          <table:table-cell table:style-name="ce43" office:value-type="string">
            <text:p>Whole objects are return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3</text:p>
          </table:table-cell>
          <table:table-cell/>
          <table:table-cell table:style-name="ce30"/>
          <table:table-cell/>
          <table:table-cell table:style-name="ce43" office:value-type="string">
            <text:p>where lS &gt; last_sync.</text:p>
          </table:table-cell>
          <table:table-cell/>
          <table:table-cell table:style-name="ce10" office:value-type="string">
            <text:p>id=1,lS=3</text:p>
          </table:table-cell>
          <table:table-cell table:style-name="ce22"/>
          <table:table-cell table:style-name="ce30"/>
          <table:table-cell/>
          <table:table-cell table:style-name="ce43" office:value-type="string">
            <text:p>where lS &gt; last_sync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50" office:value-type="string">
            <text:p>Possible notice to user.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>
            <text:p>(Csc=3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Csc=4</text:p>
          </table:table-cell>
          <table:table-cell table:style-name="ce34" office:value-type="string">
            <text:p>last_sync=4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1,lc=1</text:p>
          </table:table-cell>
          <table:table-cell/>
          <table:table-cell table:style-name="ce43"/>
          <table:table-cell/>
          <table:table-cell table:style-name="ce3"/>
          <table:table-cell table:style-name="ce17" office:value-type="string">
            <text:p>id=1,lS=3</text:p>
          </table:table-cell>
          <table:table-cell table:style-name="ce32" office:value-type="string">
            <text:p>sid=1,ls=3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may be committed due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0" office:value-type="string">
            <text:p>SC=3,isC=1</text:p>
          </table:table-cell>
          <table:table-cell table:style-name="ce14" office:value-type="string">
            <text:p>(Csc=4)</text:p>
          </table:table-cell>
          <table:table-cell table:style-name="ce35" office:value-type="string">
            <text:p>last_sync=3</text:p>
          </table:table-cell>
          <table:table-cell/>
          <table:table-cell table:style-name="ce43" office:value-type="string">
            <text:p>to ls &gt;= lS.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3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" office:value-type="string">
            <text:p>Ssc=None</text:p>
          </table:table-cell>
          <table:table-cell table:style-name="ce14"/>
          <table:table-cell table:style-name="ce35" office:value-type="string">
            <text:p>sid=2,ls=2,lc=0</text:p>
          </table:table-cell>
          <table:table-cell/>
          <table:table-cell table:style-name="ce43" office:value-type="string">
            <text:p>Whole objects are returned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0" office:value-type="string">
            <text:p>id=1,lS=4</text:p>
          </table:table-cell>
          <table:table-cell table:style-name="ce22"/>
          <table:table-cell table:style-name="ce30"/>
          <table:table-cell/>
          <table:table-cell table:style-name="ce43" office:value-type="string">
            <text:p>where lS &gt; last_sync.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0" office:value-type="string">
            <text:p>id=2,lS=2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51" office:value-type="string">
            <text:p>NOT FIRST-IN-FIRST-SERVED.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"/>
          <table:table-cell table:style-name="ce14" office:value-type="string">
            <text:p>Csc=4</text:p>
          </table:table-cell>
          <table:table-cell table:style-name="ce34" office:value-type="string">
            <text:p>last_sync=4</text:p>
          </table:table-cell>
          <table:table-cell/>
          <table:table-cell table:style-name="ce52" office:value-type="string">
            <text:p>BUT WOULD RESOLVE EVENTUALLY.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"/>
          <table:table-cell table:style-name="ce17" office:value-type="string">
            <text:p>id=1,lS=4</text:p>
          </table:table-cell>
          <table:table-cell table:style-name="ce32" office:value-type="string">
            <text:p>sid=1,ls=4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number-columns-repeated="6"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 table:number-rows-repeated="1048360">
          <table:table-cell table:number-columns-repeated="1015"/>
        </table:table-row>
        <table:table-row table:style-name="ro3" table:number-rows-repeated="13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Concurrency 2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10" table:default-cell-style-name="ce5"/>
        <table:table-column table:style-name="co8" table:number-columns-repeated="1003" table:default-cell-style-name="ce5"/>
        <table:table-column table:style-name="co8" table:default-cell-style-name="ce48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8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reat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reates an objec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3" office:value-type="string">
            <text:p>SC=None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locally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2" office:value-type="string">
            <text:p>sid=0,ls=0,lc=1</text:p>
          </table:table-cell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6"/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36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0</text:p>
          </table:table-cell>
          <table:table-cell table:style-name="ce49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1,isC=0</text:p>
          </table:table-cell>
          <table:table-cell table:style-name="ce14"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1</text:p>
          </table:table-cell>
          <table:table-cell office:value-type="string">
            <text:p>sid=0,ls=0</text:p>
          </table:table-cell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2,isC=0</text:p>
          </table:table-cell>
          <table:table-cell table:style-name="ce17"/>
          <table:table-cell table:style-name="ce33" office:value-type="string">
            <text:p>sid=0,ls=0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5"/>
          <table:table-cell/>
          <table:table-cell table:style-name="ce7" office:value-type="string">
            <text:p>Ssc=2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3"/>
          <table:table-cell/>
          <table:table-cell table:style-name="ce30"/>
          <table:table-cell/>
          <table:table-cell table:style-name="ce43"/>
          <table:table-cell/>
          <table:table-cell table:style-name="ce3" office:value-type="string">
            <text:p>Obj=None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3"/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3"/>
          <table:table-cell table:style-name="ce20"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 office:value-type="string">
            <text:p>sid=0,ls=0</text:p>
          </table:table-cell>
          <table:table-cell table:style-name="ce37" office:value-type="string">
            <text:p>sid=0,ls=0,lc=1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6" office:value-type="string">
            <text:p>New object will be committ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1,isC=1</text:p>
          </table:table-cell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due to provided sid=0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due to provided sid=0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0</text:p>
          </table:table-cell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 office:value-type="string">
            <text:p>SC=2,isC=1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 office:value-type="string">
            <text:p>Whole objects are returned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/>
          <table:table-cell table:style-name="ce10" office:value-type="string">
            <text:p>id=1,lS=1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7" office:value-type="string">
            <text:p>where lS &gt; last_sync.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/>
          <table:table-cell table:style-name="ce7" office:value-type="string">
            <text:p>id=2,lS=2</text:p>
          </table:table-cell>
          <table:table-cell table:style-name="ce14" office:value-type="string">
            <text:p>Csc=2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29" office:value-type="string">
            <text:p>sid=0,ls=0,lc=1</text:p>
          </table:table-cell>
          <table:table-cell/>
          <table:table-cell table:style-name="ce43"/>
          <table:table-cell/>
          <table:table-cell table:style-name="ce3"/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37"/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 office:value-type="string">
            <text:p>id=2,ls=2</text:p>
          </table:table-cell>
          <table:table-cell table:style-name="ce36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Local Change</text:p>
          </table:table-cell>
          <table:table-cell table:number-columns-repeated="5"/>
          <table:table-cell table:style-name="ce1" office:value-type="string">
            <text:p>Local Chang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changes an object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changes the sam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1,isC=1</text:p>
          </table:table-cell>
          <table:table-cell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locally.</text:p>
          </table:table-cell>
          <table:table-cell/>
          <table:table-cell table:style-name="ce10" office:value-type="string">
            <text:p>SC=1,isC=1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object locally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C=2,isC=1</text:p>
          </table:table-cell>
          <table:table-cell table:style-name="ce17"/>
          <table:table-cell table:style-name="ce32" office:value-type="string">
            <text:p>sid=1,ls=1,lc=1</text:p>
          </table:table-cell>
          <table:table-cell/>
          <table:table-cell table:style-name="ce43"/>
          <table:table-cell/>
          <table:table-cell table:style-name="ce10" office:value-type="string">
            <text:p>SC=2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sc=None</text:p>
          </table:table-cell>
          <table:table-cell/>
          <table:table-cell table:style-name="ce28"/>
          <table:table-cell/>
          <table:table-cell table:style-name="ce43"/>
          <table:table-cell/>
          <table:table-cell table:style-name="ce10" office:value-type="string">
            <text:p>Ssc=None</text:p>
          </table:table-cell>
          <table:table-cell table:style-name="ce14"/>
          <table:table-cell table:style-name="ce28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/>
          <table:table-cell table:style-name="ce10" office:value-type="string">
            <text:p>id=1,lS=1</text:p>
          </table:table-cell>
          <table:table-cell table:style-name="ce14"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/>
          <table:table-cell/>
          <table:table-cell table:style-name="ce33" office:value-type="string">
            <text:p>sid=1,ls=1,lc=0</text:p>
          </table:table-cell>
          <table:table-cell/>
          <table:table-cell table:style-name="ce43"/>
          <table:table-cell/>
          <table:table-cell table:style-name="ce3"/>
          <table:table-cell table:style-name="ce14"/>
          <table:table-cell table:style-name="ce32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Upload Phase</text:p>
          </table:table-cell>
          <table:table-cell table:number-columns-repeated="5"/>
          <table:table-cell table:style-name="ce1" office:value-type="string">
            <text:p>Start Upload Phase</text:p>
          </table:table-cell>
          <table:table-cell table:style-name="ce14"/>
          <table:table-cell table:number-columns-repeated="1007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ssion started.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C=3,isC=0</text:p>
          </table:table-cell>
          <table:table-cell table:style-name="ce17" office:value-type="string">
            <text:p>last_sync=1</text:p>
          </table:table-cell>
          <table:table-cell table:style-name="ce35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5" office:value-type="string">
            <text:p>Ssc is issued outside of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Ssc=3</text:p>
          </table:table-cell>
          <table:table-cell office:value-type="string">
            <text:p>sid=1,ls=1</text:p>
          </table:table-cell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/>
          <table:table-cell table:style-name="ce7" office:value-type="string">
            <text:p>SC=4,isC=0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5" office:value-type="string">
            <text:p>the data transaction.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id=1,lS=1</text:p>
          </table:table-cell>
          <table:table-cell/>
          <table:table-cell table:style-name="ce28"/>
          <table:table-cell/>
          <table:table-cell table:style-name="ce45" office:value-type="string">
            <text:p>Trailing committed SC rows</text:p>
          </table:table-cell>
          <table:table-cell/>
          <table:table-cell table:style-name="ce7" office:value-type="string">
            <text:p>Ssc=4</text:p>
          </table:table-cell>
          <table:table-cell table:style-name="ce14"/>
          <table:table-cell table:style-name="ce28"/>
          <table:table-cell/>
          <table:table-cell table:style-name="ce45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/>
          <table:table-cell table:style-name="ce30"/>
          <table:table-cell/>
          <table:table-cell table:style-name="ce45" office:value-type="string">
            <text:p>are deleted.</text:p>
          </table:table-cell>
          <table:table-cell/>
          <table:table-cell table:style-name="ce10" office:value-type="string">
            <text:p>id=1,lS=1</text:p>
          </table:table-cell>
          <table:table-cell table:style-name="ce14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5"/>
          <table:table-cell/>
          <table:table-cell table:style-name="ce10" office:value-type="string">
            <text:p>id=2,lS=2</text:p>
          </table:table-cell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2)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/>
          <table:table-cell table:style-name="ce3"/>
          <table:table-cell table:style-name="ce20" office:value-type="string">
            <text:p>last_sync=2</text:p>
          </table:table-cell>
          <table:table-cell table:style-name="ce35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1,lc=1</text:p>
          </table:table-cell>
          <table:table-cell/>
          <table:table-cell table:style-name="ce43"/>
          <table:table-cell/>
          <table:table-cell table:style-name="ce3"/>
          <table:table-cell table:style-name="ce14" office:value-type="string">
            <text:p>sid=1,ls=1</text:p>
          </table:table-cell>
          <table:table-cell table:style-name="ce33" office:value-type="string">
            <text:p>sid=1,ls=1,lc=1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/>
          <table:table-cell table:style-name="ce19"/>
          <table:table-cell table:style-name="ce27"/>
          <table:table-cell/>
          <table:table-cell table:style-name="ce46" office:value-type="string">
            <text:p>Long running transaction</text:p>
          </table:table-cell>
          <table:table-cell/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will be committed due</text:p>
          </table:table-cell>
          <table:table-cell table:number-columns-repeated="1004"/>
        </table:table-row>
        <table:table-row table:style-name="ro1">
          <table:table-cell table:style-name="ce7"/>
          <table:table-cell/>
          <table:table-cell table:style-name="ce34"/>
          <table:table-cell/>
          <table:table-cell table:style-name="ce43" office:value-type="string">
            <text:p>and inserts</text:p>
          </table:table-cell>
          <table:table-cell/>
          <table:table-cell table:style-name="ce10" office:value-type="string">
            <text:p>SC=3,isC=0</text:p>
          </table:table-cell>
          <table:table-cell table:style-name="ce14" office:value-type="string">
            <text:p>(Csc=2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to ls &gt;= lS.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7"/>
          <table:table-cell table:style-name="ce32"/>
          <table:table-cell/>
          <table:table-cell table:style-name="ce43" office:value-type="string">
            <text:p>running in background.</text:p>
          </table:table-cell>
          <table:table-cell/>
          <table:table-cell table:style-name="ce7" office:value-type="string">
            <text:p>SC=4,isC=1</text:p>
          </table:table-cell>
          <table:table-cell table:style-name="ce17"/>
          <table:table-cell table:style-name="ce33" office:value-type="string">
            <text:p>sid=1,ls=1,lc=1</text:p>
          </table:table-cell>
          <table:table-cell/>
          <table:table-cell table:style-name="ce43" office:value-type="string">
            <text:p>Session is marked committed.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7"/>
          <table:table-cell table:style-name="ce34"/>
          <table:table-cell/>
          <table:table-cell table:style-name="ce43"/>
          <table:table-cell/>
          <table:table-cell table:style-name="ce3" office:value-type="string">
            <text:p>Ssc=None</text:p>
          </table:table-cell>
          <table:table-cell table:style-name="ce14"/>
          <table:table-cell table:style-name="ce35"/>
          <table:table-cell/>
          <table:table-cell table:style-name="ce43" office:value-type="string">
            <text:p>Whole objects are returned</text:p>
          </table:table-cell>
          <table:table-cell table:number-columns-repeated="1004"/>
        </table:table-row>
        <table:table-row table:style-name="ro1">
          <table:table-cell table:style-name="ce7"/>
          <table:table-cell/>
          <table:table-cell table:style-name="ce30"/>
          <table:table-cell/>
          <table:table-cell table:style-name="ce43"/>
          <table:table-cell/>
          <table:table-cell table:style-name="ce7" office:value-type="string">
            <text:p>id=1,lS=4</text:p>
          </table:table-cell>
          <table:table-cell table:style-name="ce22"/>
          <table:table-cell table:style-name="ce30"/>
          <table:table-cell/>
          <table:table-cell table:style-name="ce43" office:value-type="string">
            <text:p>where lS &gt; last_sync.</text:p>
          </table:table-cell>
          <table:table-cell table:number-columns-repeated="1004"/>
        </table:table-row>
        <table:table-row table:style-name="ro1">
          <table:table-cell table:style-name="ce10"/>
          <table:table-cell/>
          <table:table-cell table:style-name="ce30"/>
          <table:table-cell/>
          <table:table-cell table:style-name="ce43"/>
          <table:table-cell/>
          <table:table-cell table:style-name="ce10" office:value-type="string">
            <text:p>id=2,lS=2</text:p>
          </table:table-cell>
          <table:table-cell table:style-name="ce22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50"/>
          <table:table-cell table:number-columns-repeated="1004"/>
        </table:table-row>
        <table:table-row table:style-name="ro1">
          <table:table-cell table:style-name="ce3"/>
          <table:table-cell/>
          <table:table-cell table:style-name="ce35"/>
          <table:table-cell/>
          <table:table-cell table:style-name="ce43"/>
          <table:table-cell/>
          <table:table-cell table:style-name="ce3"/>
          <table:table-cell table:style-name="ce14" office:value-type="string">
            <text:p>Csc=2</text:p>
          </table:table-cell>
          <table:table-cell table:style-name="ce34" office:value-type="string">
            <text:p>last_sync=2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/>
          <table:table-cell/>
          <table:table-cell table:style-name="ce43"/>
          <table:table-cell/>
          <table:table-cell table:style-name="ce3"/>
          <table:table-cell table:style-name="ce17" office:value-type="string">
            <text:p>id=1,lS=4</text:p>
          </table:table-cell>
          <table:table-cell table:style-name="ce32" office:value-type="string">
            <text:p>sid=1,ls=4,lc=0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/>
          <table:table-cell/>
          <table:table-cell table:style-name="ce44"/>
          <table:table-cell/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53" office:value-type="string">
            <text:p>Csc would appear unchanged.</text:p>
          </table:table-cell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is not committed due</text:p>
          </table:table-cell>
          <table:table-cell/>
          <table:table-cell table:style-name="ce2"/>
          <table:table-cell table:style-name="ce15"/>
          <table:table-cell table:style-name="ce27"/>
          <table:table-cell/>
          <table:table-cell table:style-name="ce42"/>
          <table:table-cell table:number-columns-repeated="1004"/>
        </table:table-row>
        <table:table-row table:style-name="ro1">
          <table:table-cell table:style-name="ce7" office:value-type="string">
            <text:p>SC=3,isC=1</text:p>
          </table:table-cell>
          <table:table-cell office:value-type="string">
            <text:p>Csc=4</text:p>
          </table:table-cell>
          <table:table-cell table:style-name="ce34" office:value-type="string">
            <text:p>last_sync=4</text:p>
          </table:table-cell>
          <table:table-cell/>
          <table:table-cell table:style-name="ce43" office:value-type="string">
            <text:p>to NOT ls &gt;= lS.</text:p>
          </table:table-cell>
          <table:table-cell/>
          <table:table-cell table:style-name="ce10"/>
          <table:table-cell table:style-name="ce14"/>
          <table:table-cell table:style-name="ce35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SC=4,isC=1</text:p>
          </table:table-cell>
          <table:table-cell table:style-name="ce17" office:value-type="string">
            <text:p>id=1,lS=4</text:p>
          </table:table-cell>
          <table:table-cell table:style-name="ce32" office:value-type="string">
            <text:p>sid=1,ls=4,lc=0</text:p>
          </table:table-cell>
          <table:table-cell/>
          <table:table-cell table:style-name="ce43" office:value-type="string">
            <text:p>Session is marked committed.</text:p>
          </table:table-cell>
          <table:table-cell/>
          <table:table-cell table:style-name="ce7"/>
          <table:table-cell table:style-name="ce17"/>
          <table:table-cell table:style-name="ce33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2,ls=2</text:p>
          </table:table-cell>
          <table:table-cell table:style-name="ce34" office:value-type="string">
            <text:p>sid=2,ls=2,lc=0</text:p>
          </table:table-cell>
          <table:table-cell/>
          <table:table-cell table:style-name="ce43" office:value-type="string">
            <text:p>Whole objects are returned</text:p>
          </table:table-cell>
          <table:table-cell/>
          <table:table-cell table:style-name="ce3"/>
          <table:table-cell table:style-name="ce14"/>
          <table:table-cell table:style-name="ce35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1,lS=4</text:p>
          </table:table-cell>
          <table:table-cell/>
          <table:table-cell table:style-name="ce30"/>
          <table:table-cell/>
          <table:table-cell table:style-name="ce43" office:value-type="string">
            <text:p>where lS &gt; last_sync.</text:p>
          </table:table-cell>
          <table:table-cell/>
          <table:table-cell table:style-name="ce10"/>
          <table:table-cell table:style-name="ce22"/>
          <table:table-cell table:style-name="ce30"/>
          <table:table-cell/>
          <table:table-cell table:style-name="ce43"/>
          <table:table-cell table:number-columns-repeated="1004"/>
        </table:table-row>
        <table:table-row table:style-name="ro1">
          <table:table-cell table:style-name="ce10" office:value-type="string">
            <text:p>id=2,lS=2</text:p>
          </table:table-cell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50" office:value-type="string">
            <text:p>Possible notice to user.</text:p>
          </table:table-cell>
          <table:table-cell/>
          <table:table-cell table:style-name="ce10"/>
          <table:table-cell table:style-name="ce22"/>
          <table:table-cell table:style-name="ce30"/>
          <table:table-cell/>
          <table:table-cell table:style-name="ce50"/>
          <table:table-cell table:number-columns-repeated="1004"/>
        </table:table-row>
        <table:table-row table:style-name="ro1">
          <table:table-cell table:style-name="ce3"/>
          <table:table-cell office:value-type="string">
            <text:p>(Csc=4)</text:p>
          </table:table-cell>
          <table:table-cell table:style-name="ce35" office:value-type="string">
            <text:p>last_sync=2</text:p>
          </table:table-cell>
          <table:table-cell/>
          <table:table-cell table:style-name="ce52" office:value-type="string">
            <text:p>Possible future local changes</text:p>
          </table:table-cell>
          <table:table-cell/>
          <table:table-cell table:style-name="ce3"/>
          <table:table-cell table:style-name="ce14"/>
          <table:table-cell table:style-name="ce34"/>
          <table:table-cell/>
          <table:table-cell table:style-name="ce43"/>
          <table:table-cell table:number-columns-repeated="1004"/>
        </table:table-row>
        <table:table-row table:style-name="ro1">
          <table:table-cell table:style-name="ce3"/>
          <table:table-cell/>
          <table:table-cell table:style-name="ce33" office:value-type="string">
            <text:p>sid=1,ls=4,lc=0</text:p>
          </table:table-cell>
          <table:table-cell/>
          <table:table-cell table:style-name="ce52" office:value-type="string">
            <text:p>over write on Client B.</text:p>
          </table:table-cell>
          <table:table-cell/>
          <table:table-cell table:style-name="ce3"/>
          <table:table-cell table:style-name="ce17"/>
          <table:table-cell table:style-name="ce32"/>
          <table:table-cell/>
          <table:table-cell table:style-name="ce43"/>
          <table:table-cell table:number-columns-repeated="1004"/>
        </table:table-row>
        <table:table-row table:style-name="ro1">
          <table:table-cell table:style-name="ce4"/>
          <table:table-cell table:style-name="ce18"/>
          <table:table-cell table:style-name="ce41" office:value-type="string">
            <text:p>sid=2,ls=2,lc=0</text:p>
          </table:table-cell>
          <table:table-cell/>
          <table:table-cell table:style-name="ce44" office:value-type="string">
            <text:p>Csc would appear changed.</text:p>
          </table:table-cell>
          <table:table-cell/>
          <table:table-cell table:style-name="ce4"/>
          <table:table-cell table:style-name="ce18"/>
          <table:table-cell table:style-name="ce41"/>
          <table:table-cell/>
          <table:table-cell table:style-name="ce44"/>
          <table:table-cell table:number-columns-repeated="1004"/>
        </table:table-row>
        <table:table-row table:style-name="ro1" table:number-rows-repeated="1048360">
          <table:table-cell table:number-columns-repeated="1015"/>
        </table:table-row>
        <table:table-row table:style-name="ro3" table:number-rows-repeated="13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erver Loaded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15" table:default-cell-style-name="ce5"/>
        <table:table-column table:style-name="co5" table:default-cell-style-name="ce5"/>
        <table:table-column table:style-name="co8" table:number-columns-repeated="1009" table:default-cell-style-name="ce5"/>
        <table:table-column table:style-name="co8" table:default-cell-style-name="ce48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08"/>
          <table:table-cell table:style-name="ce48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Object committed to server.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(Raw data load example)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 office:value-type="string">
            <text:p>(Do not perform online)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id=1,lS=1</text:p>
          </table:table-cell>
          <table:table-cell/>
          <table:table-cell table:style-name="ce28"/>
          <table:table-cell/>
          <table:table-cell table:style-name="ce43" office:value-type="string">
            <text:p>(Recovery or preload example)</text:p>
          </table:table-cell>
          <table:table-cell table:number-columns-repeated="1010"/>
        </table:table-row>
        <table:table-row table:style-name="ro1">
          <table:table-cell table:style-name="ce7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1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last_sync=0</text:p>
          </table:table-cell>
          <table:table-cell table:style-name="ce35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id=1,lS=1</text:p>
          </table:table-cell>
          <table:table-cell table:style-name="ce32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(Csc=1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rver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B download phase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35" office:value-type="string">
            <text:p>last_sync=1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table:style-name="ce22" office:value-type="string">
            <text:p>&lt;&lt;&l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last_sync=0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C=1,isC=1</text:p>
          </table:table-cell>
          <table:table-cell office:value-type="string">
            <text:p>(Csc=1)</text:p>
          </table:table-cell>
          <table:table-cell table:style-name="ce28" office:value-type="string">
            <text:p>last_sync=1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33" office:value-type="string">
            <text:p>sid=1,ls=1,lc=0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 office:value-type="string">
            <text:p>id=1,lS=1</text:p>
          </table:table-cell>
          <table:table-cell/>
          <table:table-cell table:style-name="ce28"/>
          <table:table-cell/>
          <table:table-cell table:style-name="ce43"/>
          <table:table-cell table:number-columns-repeated="1010"/>
        </table:table-row>
        <table:table-row table:style-name="ro1">
          <table:table-cell table:style-name="ce6"/>
          <table:table-cell table:style-name="ce23" office:value-type="string">
            <text:p>&gt;&gt;&gt;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3"/>
          <table:table-cell office:value-type="string">
            <text:p>Csc=1</text:p>
          </table:table-cell>
          <table:table-cell table:style-name="ce34" office:value-type="string">
            <text:p>last_sync=1</text:p>
          </table:table-cell>
          <table:table-cell/>
          <table:table-cell table:style-name="ce43"/>
          <table:table-cell table:number-columns-repeated="1010"/>
        </table:table-row>
        <table:table-row table:style-name="ro1">
          <table:table-cell table:style-name="ce4"/>
          <table:table-cell table:style-name="ce18" office:value-type="string">
            <text:p>id=1,lS=1</text:p>
          </table:table-cell>
          <table:table-cell table:style-name="ce36" office:value-type="string">
            <text:p>sid=1,ls=1,lc=0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0"/>
        </table:table-row>
        <table:table-row table:style-name="ro1" table:number-rows-repeated="1048427">
          <table:table-cell table:number-columns-repeated="1015"/>
        </table:table-row>
        <table:table-row table:style-name="ro3" table:number-rows-repeated="9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None Sta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15" table:default-cell-style-name="ce5"/>
        <table:table-column table:style-name="co5" table:default-cell-style-name="ce5"/>
        <table:table-column table:style-name="co8" table:number-columns-repeated="1013" table:default-cell-style-name="ce5"/>
        <table:table-column table:style-name="co8" table:default-cell-style-name="ce48"/>
        <table:table-row table:style-name="ro1">
          <table:table-cell table:style-name="ce1" office:value-type="string">
            <text:p>Start of System</text:p>
          </table:table-cell>
          <table:table-cell table:number-columns-repeated="3"/>
          <table:table-cell office:value-type="string">
            <text:p>Comment</text:p>
          </table:table-cell>
          <table:table-cell table:number-columns-repeated="1012"/>
          <table:table-cell table:style-name="ce48"/>
          <table:table-cell table:style-name="Default"/>
        </table:table-row>
        <table:table-row table:style-name="ro1">
          <table:table-cell table:style-name="ce2" office:value-type="string">
            <text:p>Server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No sync count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 office:value-type="string">
            <text:p>No objects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as zero.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>
            <text:p>Start Download Pha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lt;&lt;&l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Client A download phase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last_sync=0</text:p>
          </table:table-cell>
          <table:table-cell table:style-name="ce35" office:value-type="string">
            <text:p>last_sync=0</text:p>
          </table:table-cell>
          <table:table-cell/>
          <table:table-cell table:style-name="ce43" office:value-type="string">
            <text:p>Client sends last_sync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 table:style-name="ce17"/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Server</text:p>
          </table:table-cell>
          <table:table-cell table:style-name="ce19" office:value-type="string">
            <text:p>&gt;&gt;&gt;</text:p>
          </table:table-cell>
          <table:table-cell table:style-name="ce27" office:value-type="string">
            <text:p>Client A</text:p>
          </table:table-cell>
          <table:table-cell/>
          <table:table-cell table:style-name="ce42" office:value-type="string">
            <text:p>Server returns objects wher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C=None</text:p>
          </table:table-cell>
          <table:table-cell office:value-type="string">
            <text:p>Csc=0</text:p>
          </table:table-cell>
          <table:table-cell table:style-name="ce35" office:value-type="string">
            <text:p>last_sync=0</text:p>
          </table:table-cell>
          <table:table-cell/>
          <table:table-cell table:style-name="ce43" office:value-type="string">
            <text:p>lS &gt; last_sync.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sc=None</text:p>
          </table:table-cell>
          <table:table-cell table:style-name="ce17" office:value-type="string">
            <text:p>Obj=None</text:p>
          </table:table-cell>
          <table:table-cell table:style-name="ce29" office:value-type="string">
            <text:p>obj=None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 office:value-type="string">
            <text:p>Obj=None</text:p>
          </table:table-cell>
          <table:table-cell/>
          <table:table-cell table:style-name="ce28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-</text:p>
          </table:table-cell>
          <table:table-cell table:style-name="ce30" office:value-type="string">
            <text:p>Client B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3"/>
          <table:table-cell office:value-type="string">
            <text:p>(Csc=0)</text:p>
          </table:table-cell>
          <table:table-cell table:style-name="ce28" office:value-type="string">
            <text:p>last_sync=0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style-name="ce4"/>
          <table:table-cell table:style-name="ce16"/>
          <table:table-cell table:style-name="ce31" office:value-type="string">
            <text:p>obj=None</text:p>
          </table:table-cell>
          <table:table-cell/>
          <table:table-cell table:style-name="ce44" office:value-type="string">
            <text:p>Csc would appear unchanged.</text:p>
          </table:table-cell>
          <table:table-cell table:number-columns-repeated="1014"/>
        </table:table-row>
        <table:table-row table:style-name="ro1" table:number-rows-repeated="1048420">
          <table:table-cell table:number-columns-repeated="1019"/>
        </table:table-row>
        <table:table-row table:style-name="ro3" table:number-rows-repeated="130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LEGEND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8" table:number-columns-repeated="1013" table:default-cell-style-name="ce5"/>
        <table:table-column table:style-name="co8" table:default-cell-style-name="ce48"/>
        <table:table-row table:style-name="ro1">
          <table:table-cell table:style-name="ce54" office:value-type="string">
            <text:p>LEGEND</text:p>
          </table:table-cell>
          <table:table-cell table:number-columns-repeated="1013"/>
          <table:table-cell table:style-name="ce48"/>
          <table:table-cell table:style-name="Default"/>
        </table:table-row>
        <table:table-row table:style-name="ro1">
          <table:table-cell table:style-name="ce55" office:value-type="string">
            <text:p>SC</text:p>
          </table:table-cell>
          <table:table-cell table:style-name="ce56" office:value-type="string">
            <text:p>Sync Count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isC</text:p>
          </table:table-cell>
          <table:table-cell table:style-name="ce56" office:value-type="string">
            <text:p>isCommitted</text:p>
          </table:table-cell>
          <table:table-cell table:number-columns-repeated="1014"/>
        </table:table-row>
        <table:table-row table:style-name="ro1">
          <table:table-cell table:style-name="ce55" office:value-type="string">
            <text:p>Csc</text:p>
          </table:table-cell>
          <table:table-cell table:style-name="ce56" office:value-type="string">
            <text:p>Committed Sync Count*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Ssc</text:p>
          </table:table-cell>
          <table:table-cell table:style-name="ce56" office:value-type="string">
            <text:p>Session Sync Count*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id</text:p>
          </table:table-cell>
          <table:table-cell table:style-name="ce56" office:value-type="string">
            <text:p>Object ID on Server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lS</text:p>
          </table:table-cell>
          <table:table-cell table:style-name="ce56" office:value-type="string">
            <text:p>Object Last Sync on Server</text:p>
          </table:table-cell>
          <table:table-cell table:number-columns-repeated="1014"/>
        </table:table-row>
        <table:table-row table:style-name="ro1"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56" office:value-type="string">
            <text:p>last_sync</text:p>
          </table:table-cell>
          <table:table-cell table:style-name="ce56" office:value-type="string">
            <text:p>client last sync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sid</text:p>
          </table:table-cell>
          <table:table-cell table:style-name="ce56" office:value-type="string">
            <text:p>Server Object ID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ls</text:p>
          </table:table-cell>
          <table:table-cell table:style-name="ce56" office:value-type="string">
            <text:p>Object Last Sync</text:p>
          </table:table-cell>
          <table:table-cell table:number-columns-repeated="1014"/>
        </table:table-row>
        <table:table-row table:style-name="ro1">
          <table:table-cell table:style-name="ce56" office:value-type="string">
            <text:p>lc</text:p>
          </table:table-cell>
          <table:table-cell table:style-name="ce56" office:value-type="string">
            <text:p>local changes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generated by queries.</text:p>
          </table:table-cell>
          <table:table-cell table:number-columns-repeated="1014"/>
        </table:table-row>
        <table:table-row table:style-name="ro1">
          <table:table-cell/>
          <table:table-cell table:style-name="ce48"/>
          <table:table-cell table:number-columns-repeated="1014"/>
        </table:table-row>
        <table:table-row table:style-name="ro1" table:number-rows-repeated="1048558">
          <table:table-cell table:number-columns-repeated="1016"/>
        </table:table-row>
        <table:table-row table:style-name="ro3" table:number-rows-repeated="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9H41M11S</meta:editing-duration>
    <meta:editing-cycles>60</meta:editing-cycles>
    <meta:generator>LibreOffice/3.5$Linux_X86_64 LibreOffice_project/350m1$Build-2</meta:generator>
    <dc:date>2015-03-01T09:17:02</dc:date>
    <meta:document-statistic meta:table-count="6" meta:cell-count="1152" meta:object-count="0"/>
    <meta:user-defined meta:name="Info 1"/>
    <meta:user-defined meta:name="Info 2"/>
    <meta:user-defined meta:name="Info 3"/>
    <meta:user-defined meta:name="Info 4"/>
  </office:meta>
</office:document-meta>
</file>